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4f2c4" officeooo:paragraph-rsid="0014f2c4"/>
    </style:style>
    <style:style style:name="P2" style:family="paragraph" style:parent-style-name="Standard">
      <style:paragraph-properties fo:text-align="start" style:justify-single-word="false"/>
      <style:text-properties officeooo:rsid="0014f2c4" officeooo:paragraph-rsid="0014f2c4"/>
    </style:style>
    <style:style style:name="P3" style:family="paragraph" style:parent-style-name="Standard" style:list-style-name="L5">
      <style:paragraph-properties fo:text-align="start" style:justify-single-word="false"/>
      <style:text-properties officeooo:paragraph-rsid="001a9248"/>
    </style:style>
    <style:style style:name="P4" style:family="paragraph" style:parent-style-name="Standard">
      <style:paragraph-properties fo:text-align="start" style:justify-single-word="false"/>
      <style:text-properties officeooo:paragraph-rsid="001a9248"/>
    </style:style>
    <style:style style:name="P5" style:family="paragraph" style:parent-style-name="Standard" style:list-style-name="L8">
      <style:paragraph-properties fo:text-align="start" style:justify-single-word="false"/>
      <style:text-properties officeooo:paragraph-rsid="001a9248"/>
    </style:style>
    <style:style style:name="P6" style:family="paragraph" style:parent-style-name="Standard">
      <style:paragraph-properties fo:text-align="start" style:justify-single-word="false"/>
      <style:text-properties officeooo:rsid="001796eb" officeooo:paragraph-rsid="001796eb"/>
    </style:style>
    <style:style style:name="P7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a9248" officeooo:paragraph-rsid="001a9248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a9248" officeooo:paragraph-rsid="001a9248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a9248" officeooo:paragraph-rsid="001a9248" style:font-size-asian="14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paragraph-rsid="001a9248" style:font-size-asian="14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a9248" officeooo:paragraph-rsid="001a9248" style:font-size-asian="10.5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1a9248" officeooo:paragraph-rsid="001a9248" style:font-size-asian="10.5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1a9248" officeooo:paragraph-rsid="001a9248" style:font-size-asian="10.5pt" style:font-weight-asian="normal" style:font-size-complex="12pt" style:font-weight-complex="normal"/>
    </style:style>
    <style:style style:name="P14" style:family="paragraph" style:parent-style-name="Standard" style:list-style-name="L7">
      <style:paragraph-properties fo:text-align="start" style:justify-single-word="false"/>
      <style:text-properties fo:font-size="12pt" style:text-underline-style="none" fo:font-weight="normal" officeooo:rsid="001a9248" officeooo:paragraph-rsid="001a9248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none" fo:font-weight="normal" officeooo:paragraph-rsid="001a9248" style:font-size-asian="10.5pt" style:font-weight-asian="normal" style:font-size-complex="12pt" style:font-weight-complex="normal"/>
    </style:style>
    <style:style style:name="P16" style:family="paragraph" style:parent-style-name="Standard" style:list-style-name="L9">
      <style:paragraph-properties fo:text-align="start" style:justify-single-word="false"/>
      <style:text-properties fo:font-size="12pt" style:text-underline-style="none" fo:font-weight="normal" officeooo:rsid="001c69a4" officeooo:paragraph-rsid="001c69a4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c69a4" officeooo:paragraph-rsid="001c69a4" style:font-size-asian="10.5pt" style:font-weight-asian="normal" style:font-size-complex="12pt" style:font-weight-complex="normal"/>
    </style:style>
    <style:style style:name="P18" style:family="paragraph" style:parent-style-name="Standard" style:list-style-name="L5">
      <style:paragraph-properties fo:text-align="start" style:justify-single-word="false"/>
      <style:text-properties officeooo:rsid="001a9248" officeooo:paragraph-rsid="001a9248"/>
    </style:style>
    <style:style style:name="P19" style:family="paragraph" style:parent-style-name="Standard">
      <style:paragraph-properties fo:text-align="start" style:justify-single-word="false"/>
      <style:text-properties officeooo:rsid="001a9248" officeooo:paragraph-rsid="001a9248"/>
    </style:style>
    <style:style style:name="P20" style:family="paragraph" style:parent-style-name="Standard" style:list-style-name="L6">
      <style:paragraph-properties fo:text-align="start" style:justify-single-word="false"/>
      <style:text-properties officeooo:rsid="001a9248" officeooo:paragraph-rsid="001a9248"/>
    </style:style>
    <style:style style:name="P21" style:family="paragraph" style:parent-style-name="Standard" style:list-style-name="L10">
      <style:paragraph-properties fo:text-align="start" style:justify-single-word="false"/>
      <style:text-properties officeooo:rsid="001cbb67" officeooo:paragraph-rsid="001cbb67"/>
    </style:style>
    <style:style style:name="T1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style:text-underline-style="none" fo:font-weight="normal" officeooo:rsid="001a9248" style:font-size-asian="10.5pt" style:font-weight-asian="normal" style:font-size-complex="12pt" style:font-weight-complex="normal"/>
    </style:style>
    <style:style style:name="T3" style:family="text">
      <style:text-properties fo:font-size="12pt" style:text-underline-style="none" fo:font-weight="normal" officeooo:rsid="001c69a4" style:font-size-asian="10.5pt" style:font-weight-asian="normal" style:font-size-complex="12pt" style:font-weight-complex="normal"/>
    </style:style>
    <style:style style:name="T4" style:family="text">
      <style:text-properties officeooo:rsid="001c69a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Exam Module Tasks</text:p>
      <text:p text:style-name="P8"/>
      <text:p text:style-name="P8">Head Master Tasks:</text:p>
      <text:p text:style-name="P11"/>
      <text:list xml:id="list236338958" text:style-name="L1">
        <text:list-item>
          <text:p text:style-name="P12">head master create users:</text:p>
        </text:list-item>
      </text:list>
      <text:list xml:id="list907586340" text:style-name="L2">
        <text:list-item>
          <text:list>
            <text:list-item>
              <text:p text:style-name="P13">register Teacher</text:p>
            </text:list-item>
            <text:list-item>
              <text:p text:style-name="P13">register Student</text:p>
            </text:list-item>
            <text:list-item>
              <text:p text:style-name="P13">register Parent</text:p>
            </text:list-item>
            <text:list-item>
              <text:p text:style-name="P13">register Subject</text:p>
            </text:list-item>
            <text:list-item>
              <text:p text:style-name="P13">register Class</text:p>
            </text:list-item>
          </text:list>
        </text:list-item>
      </text:list>
      <text:p text:style-name="P11"/>
      <text:p text:style-name="P11">2. can make list for all users:</text:p>
      <text:p text:style-name="P11"/>
      <text:list xml:id="list1105095822" text:style-name="L5">
        <text:list-item>
          <text:p text:style-name="P3"><text:span text:style-name="T2">list all teachers</text:span></text:p>
        </text:list-item>
        <text:list-item>
          <text:p text:style-name="P3"><text:span text:style-name="T2">list all students</text:span></text:p>
        </text:list-item>
        <text:list-item>
          <text:p text:style-name="P18"><text:span text:style-name="T2">l</text:span><text:span text:style-name="T1">ist all parents</text:span></text:p>
        </text:list-item>
        <text:list-item>
          <text:p text:style-name="P18"><text:span text:style-name="T1">list all classes</text:span></text:p>
        </text:list-item>
        <text:list-item>
          <text:p text:style-name="P18"><text:span text:style-name="T1">list all subjects</text:span></text:p>
        </text:list-item>
      </text:list>
      <text:p text:style-name="P19"><text:span text:style-name="T1"/></text:p>
      <text:p text:style-name="P19"><text:span text:style-name="T1">3. can view all data of users:</text:span></text:p>
      <text:list xml:id="list4080170504" text:style-name="L6">
        <text:list-item>
          <text:p text:style-name="P20"><text:span text:style-name="T1">view specific teacher </text:span></text:p>
        </text:list-item>
        <text:list-item>
          <text:p text:style-name="P20"><text:span text:style-name="T1">view specific student </text:span></text:p>
        </text:list-item>
        <text:list-item>
          <text:p text:style-name="P20"><text:span text:style-name="T1">view specific parent</text:span></text:p>
        </text:list-item>
        <text:list-item>
          <text:p text:style-name="P20"><text:span text:style-name="T1">view specific subject</text:span></text:p>
        </text:list-item>
        <text:list-item>
          <text:p text:style-name="P20"><text:span text:style-name="T1">view specific class</text:span></text:p>
        </text:list-item>
      </text:list>
      <text:p text:style-name="P1"/>
      <text:p text:style-name="P19">4- The time to make that take can take 14 hours</text:p>
      <text:p text:style-name="P19">5 – the date to delivery this api task is tuesday 19/5/2020</text:p>
      <text:p text:style-name="P19"/>
      <text:p text:style-name="P19"/>
      <text:p text:style-name="P9">Question Task :</text:p>
      <text:p text:style-name="P9"/>
      <text:list xml:id="list3618291907" text:style-name="L7">
        <text:list-item>
          <text:p text:style-name="P14">add true or False questions</text:p>
        </text:list-item>
        <text:list-item>
          <text:p text:style-name="P14">add MCQ questions </text:p>
        </text:list-item>
        <text:list-item>
          <text:p text:style-name="P14">list all questions </text:p>
        </text:list-item>
        <text:list-item>
          <text:p text:style-name="P14">list all un reviewed questions</text:p>
        </text:list-item>
        <text:list-item>
          <text:p text:style-name="P14">open specific question to review </text:p>
        </text:list-item>
        <text:list-item>
          <text:p text:style-name="P14">open specific questions to show reviews</text:p>
        </text:list-item>
        <text:list-item>
          <text:p text:style-name="P14">function to calculate number of un reviewed questions</text:p>
        </text:list-item>
      </text:list>
      <text:p text:style-name="P11"/>
      <text:list xml:id="list1313135279" text:style-name="L8">
        <text:list-item>
          <text:p text:style-name="P5"><text:span text:style-name="T2">the Expected time to end this Task is 5 hours </text:span></text:p>
        </text:list-item>
        <text:list-item>
          <text:p text:style-name="P5"><text:span text:style-name="T2">the Expected time to </text:span><text:span text:style-name="T3">delivery</text:span><text:span text:style-name="T2"> this Task is the end of Tuesday 19/5/2020</text:span></text:p>
        </text:list-item>
      </text:list>
      <text:p text:style-name="P4"><text:span text:style-name="T2"/></text:p>
      <text:p text:style-name="P4"><text:span text:style-name="T2"/></text:p>
      <text:p text:style-name="P10"><text:span text:style-name="T4">Teacher </text:span>Reports:</text:p>
      <text:p text:style-name="P15"><text:tab/></text:p>
      <text:list xml:id="list1630298748" text:style-name="L9">
        <text:list-item>
          <text:p text:style-name="P16">report to student(student,subject,duration)</text:p>
        </text:list-item>
        <text:list-item>
          <text:p text:style-name="P16">report to class (class , subject, quiz)</text:p>
        </text:list-item>
        <text:list-item>
          <text:p text:style-name="P16">def get class </text:p>
        </text:list-item>
        <text:list-item>
          <text:p text:style-name="P16">def to get subject</text:p>
        </text:list-item>
        <text:list-item>
          <text:p text:style-name="P16"><text:soft-page-break/>def to get quiz</text:p>
        </text:list-item>
        <text:list-item>
          <text:p text:style-name="P16">all students in the same class </text:p>
        </text:list-item>
        <text:list-item>
          <text:p text:style-name="P16">summtions <text:s/>student </text:p>
        </text:list-item>
        <text:list-item>
          <text:p text:style-name="P16">list append the student (sum)</text:p>
        </text:list-item>
        <text:list-item>
          <text:p text:style-name="P16">list append (student)</text:p>
        </text:list-item>
      </text:list>
      <text:p text:style-name="P17"><text:tab/></text:p>
      <text:list xml:id="list713217470" text:style-name="L10">
        <text:list-item>
          <text:p text:style-name="P21"><text:span text:style-name="T3">t</text:span><text:span text:style-name="T1">he expected time to end for this task 10 hours</text:span></text:p>
        </text:list-item>
        <text:list-item>
          <text:p text:style-name="P21"><text:span text:style-name="T1">the time I will deliver the task is the end of day wendesday 27/5/2020</text:span></text:p>
        </text:list-item>
      </text:list>
      <text:p text:style-name="P15"><text:tab/></text:p>
      <text:p text:style-name="P1"/>
      <text:p text:style-name="P1"/>
      <text:p text:style-name="P1"/>
      <text:p text:style-name="P1"/>
      <text:p text:style-name="P1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0T16:09:30.383279399</meta:creation-date>
    <dc:date>2020-05-16T14:29:25.741707633</dc:date>
    <meta:editing-duration>PT13M38S</meta:editing-duration>
    <meta:editing-cycles>5</meta:editing-cycles>
    <meta:generator>LibreOffice/6.0.6.2$Linux_X86_64 LibreOffice_project/00m0$Build-2</meta:generator>
    <meta:document-statistic meta:table-count="0" meta:image-count="0" meta:object-count="0" meta:page-count="2" meta:paragraph-count="47" meta:word-count="246" meta:character-count="1260" meta:non-whitespace-character-count="1080"/>
  </office:meta>
</office:document-meta>
</file>